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5ba4e" style:font-size-asian="12pt" style:font-name-complex="Times New Roman1" style:font-size-complex="12pt"/>
    </style:style>
    <style:style style:name="P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f2c41" style:font-size-asian="12pt" style:font-name-complex="Times New Roman1" style:font-size-complex="12pt" style:language-complex="ar" style:country-complex="SA"/>
    </style:style>
    <style:style style:name="P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f2c41" style:font-size-asian="12pt" style:font-style-asian="italic" style:font-name-complex="Times New Roman" style:font-size-complex="12pt" style:language-complex="ar" style:country-complex="SA" style:font-style-complex="normal"/>
    </style:style>
    <style:style style:name="P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8463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90de3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6e28c" officeooo:paragraph-rsid="00690de3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size="12pt" fo:language="uk" fo:country="UA" fo:font-style="normal" officeooo:rsid="0015a3a6" officeooo:paragraph-rsid="00690de3" style:font-size-asian="12pt" style:font-style-asian="normal" style:font-size-complex="12pt" style:font-style-complex="normal"/>
    </style:style>
    <style:style style:name="P10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74e720"/>
    </style:style>
    <style:style style:name="P11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7717d4"/>
    </style:style>
    <style:style style:name="P12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officeooo:paragraph-rsid="006ddb79"/>
    </style:style>
    <style:style style:name="P13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6ddb79" style:font-size-asian="12pt" style:font-size-complex="12pt" style:language-complex="ar" style:country-complex="SA"/>
    </style:style>
    <style:style style:name="P14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6f708b" style:font-size-asian="12pt" style:font-size-complex="12pt" style:language-complex="ar" style:country-complex="SA"/>
    </style:style>
    <style:style style:name="P15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7104bd" style:font-size-asian="12pt" style:font-size-complex="12pt" style:language-complex="ar" style:country-complex="SA"/>
    </style:style>
    <style:style style:name="P16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728f73" style:font-size-asian="12pt" style:font-size-complex="12pt" style:language-complex="ar" style:country-complex="SA"/>
    </style:style>
    <style:style style:name="P17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74e720" style:font-size-asian="12pt" style:font-size-complex="12pt" style:language-complex="ar" style:country-complex="SA"/>
    </style:style>
    <style:style style:name="P18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paragraph-rsid="007717d4" style:font-size-asian="12pt" style:font-size-complex="12pt" style:language-complex="ar" style:country-complex="SA"/>
    </style:style>
    <style:style style:name="P19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fo:language="uk" fo:country="UA" fo:font-style="normal" officeooo:rsid="0015a3a6" officeooo:paragraph-rsid="007104bd" style:font-size-asian="12pt" style:font-style-asian="normal" style:font-size-complex="12pt" style:language-complex="ar" style:country-complex="SA" style:font-style-complex="normal"/>
    </style:style>
    <style:style style:name="P20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officeooo:paragraph-rsid="006ddb79" style:font-size-asian="12pt" style:font-size-complex="12pt" style:language-complex="ar" style:country-complex="SA"/>
    </style:style>
    <style:style style:name="P21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officeooo:paragraph-rsid="007104bd" style:font-size-asian="12pt" style:font-size-complex="12pt" style:language-complex="ar" style:country-complex="SA"/>
    </style:style>
    <style:style style:name="P22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officeooo:paragraph-rsid="0074e720" style:font-size-asian="12pt" style:font-size-complex="12pt" style:language-complex="ar" style:country-complex="SA"/>
    </style:style>
    <style:style style:name="P23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officeooo:paragraph-rsid="007717d4" style:font-size-asian="12pt" style:font-size-complex="12pt" style:language-complex="ar" style:country-complex="SA"/>
    </style:style>
    <style:style style:name="P24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style:text-line-through-style="solid" style:text-line-through-type="single" style:font-name="Times New Roman" fo:font-size="12pt" fo:language="uk" fo:country="UA" officeooo:paragraph-rsid="006ddb79" style:font-size-asian="12pt" style:font-size-complex="12pt" style:language-complex="ar" style:country-complex="SA"/>
    </style:style>
    <style:style style:name="P25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officeooo:paragraph-rsid="006ddb79"/>
    </style:style>
    <style:style style:name="P26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background-color="transparent" style:writing-mode="lr-tb"/>
      <style:text-properties officeooo:paragraph-rsid="00728f73"/>
    </style:style>
    <style:style style:name="P27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uk" fo:country="UA" officeooo:paragraph-rsid="007104bd" style:font-size-asian="12pt" style:font-size-complex="12pt" style:language-complex="ar" style:country-complex="SA"/>
    </style:style>
    <style:style style:name="P28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uk" fo:country="UA" officeooo:paragraph-rsid="00728f73" style:font-size-asian="12pt" style:font-size-complex="12pt" style:language-complex="ar" style:country-complex="SA"/>
    </style:style>
    <style:style style:name="T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15a3a6" style:font-name-asian="Symbol1" style:font-style-asian="normal" style:font-name-complex="Times New Roman" style:font-style-complex="normal" loext:padding="0in" loext:border="none"/>
    </style:style>
    <style:style style:name="T2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ba942" style:font-name-asian="Symbol1" style:font-style-asian="normal" style:font-name-complex="Times New Roman" style:font-style-complex="normal" loext:padding="0in" loext:border="none"/>
    </style:style>
    <style:style style:name="T3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931d8" style:font-name-asian="Symbol1" style:font-style-asian="normal" style:font-name-complex="Times New Roman" style:font-style-complex="normal" loext:padding="0in" loext:border="none"/>
    </style:style>
    <style:style style:name="T4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96ff8" style:font-name-asian="Symbol1" style:font-style-asian="normal" style:font-name-complex="Times New Roman" style:font-style-complex="normal" loext:padding="0in" loext:border="none"/>
    </style:style>
    <style:style style:name="T5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6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7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8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ed947" style:font-name-asian="Symbol1" style:font-style-asian="normal" style:font-name-complex="Times New Roman" style:font-style-complex="normal" loext:padding="0in" loext:border="none"/>
    </style:style>
    <style:style style:name="T9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29f82a" style:font-name-asian="Symbol1" style:font-style-asian="normal" style:font-name-complex="Times New Roman" style:font-style-complex="normal" loext:padding="0in" loext:border="none"/>
    </style:style>
    <style:style style:name="T10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30a17e" style:font-name-asian="Symbol1" style:font-style-asian="normal" style:font-name-complex="Times New Roman" style:font-style-complex="normal" loext:padding="0in" loext:border="none"/>
    </style:style>
    <style:style style:name="T11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31cbd3" style:font-name-asian="Symbol1" style:font-style-asian="normal" style:font-name-complex="Times New Roman" style:font-style-complex="normal" loext:padding="0in" loext:border="none"/>
    </style:style>
    <style:style style:name="T12" style:family="text">
      <style:text-properties fo:font-variant="normal" fo:text-transform="none" style:use-window-font-color="true" style:text-position="0% 100%" fo:letter-spacing="normal" fo:font-style="normal" style:text-underline-style="none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13" style:family="text">
      <style:text-properties fo:font-variant="normal" fo:text-transform="none" style:use-window-font-color="true" style:text-position="0% 100%" fo:letter-spacing="normal" fo:font-style="normal" fo:font-weight="normal" officeooo:rsid="006b2585" style:font-name-asian="Times New Roman2" style:font-style-asian="normal" style:font-name-complex="Times New Roman2" style:font-style-complex="normal" loext:padding="0in" loext:border="none"/>
    </style:style>
    <style:style style:name="T14" style:family="text">
      <style:text-properties fo:font-variant="normal" fo:text-transform="none" style:use-window-font-color="true" style:text-position="0% 100%" fo:letter-spacing="normal" fo:font-style="normal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15" style:family="text">
      <style:text-properties fo:font-variant="normal" fo:text-transform="none" style:use-window-font-color="true" style:text-position="0% 100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16" style:family="text">
      <style:text-properties fo:font-variant="normal" fo:text-transform="none" style:use-window-font-color="true" style:text-position="0% 100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17" style:family="text">
      <style:text-properties fo:font-variant="normal" fo:text-transform="none" style:use-window-font-color="true" style:text-position="0% 100%" fo:letter-spacing="normal" fo:font-style="normal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18" style:family="text">
      <style:text-properties fo:font-variant="normal" fo:text-transform="none" style:use-window-font-color="true" style:text-position="0% 100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19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style:font-name-asian="Symbol1" style:font-name-complex="Times New Roman" style:language-complex="ar" style:country-complex="SA" loext:padding="0in" loext:border="none"/>
    </style:style>
    <style:style style:name="T20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73f3e7" style:font-name-asian="Symbol1" style:font-name-complex="Times New Roman" style:language-complex="ar" style:country-complex="SA" loext:padding="0in" loext:border="none"/>
    </style:style>
    <style:style style:name="T21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72ad5d" style:font-name-asian="Symbol1" style:font-name-complex="Times New Roman" style:language-complex="ar" style:country-complex="SA" loext:padding="0in" loext:border="none"/>
    </style:style>
    <style:style style:name="T22" style:family="text">
      <style:text-properties fo:font-variant="normal" fo:text-transform="none" style:use-window-font-color="true" style:text-position="sub 58%" fo:letter-spacing="normal" fo:font-style="normal" style:text-underline-style="none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23" style:family="text">
      <style:text-properties fo:font-variant="normal" fo:text-transform="none" style:use-window-font-color="true" style:text-position="sub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24" style:family="text">
      <style:text-properties fo:font-variant="normal" fo:text-transform="none" style:use-window-font-color="true" style:text-position="sub 58%" fo:letter-spacing="normal" fo:font-style="normal" fo:font-weight="normal" officeooo:rsid="0068567d" style:font-name-asian="Symbol1" style:font-style-asian="normal" style:font-name-complex="Times New Roman" style:font-style-complex="normal" loext:padding="0in" loext:border="none"/>
    </style:style>
    <style:style style:name="T25" style:family="text">
      <style:text-properties fo:font-variant="normal" fo:text-transform="none" style:use-window-font-color="true" style:text-position="sub 58%" style:font-name="Times New Roman" fo:letter-spacing="normal" style:text-underline-style="none" fo:font-weight="normal" style:font-name-asian="Symbol1" style:font-name-complex="Times New Roman" style:language-complex="ar" style:country-complex="SA" loext:padding="0in" loext:border="none"/>
    </style:style>
    <style:style style:name="T26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296ff8" style:font-name-asian="Symbol1" style:font-style-asian="normal" style:font-name-complex="Times New Roman" style:font-style-complex="normal" loext:padding="0in" loext:border="none"/>
    </style:style>
    <style:style style:name="T27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28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67e761" style:font-name-asian="Symbol1" style:font-style-asian="normal" style:font-name-complex="Times New Roman" style:font-style-complex="normal" loext:padding="0in" loext:border="none"/>
    </style:style>
    <style:style style:name="T29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30a17e" style:font-name-asian="Symbol1" style:font-style-asian="normal" style:font-name-complex="Times New Roman" style:font-style-complex="normal" loext:padding="0in" loext:border="none"/>
    </style:style>
    <style:style style:name="T30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32bf41" style:font-name-asian="Symbol1" style:font-style-asian="normal" style:font-name-complex="Times New Roman" style:font-style-complex="normal" loext:padding="0in" loext:border="none"/>
    </style:style>
    <style:style style:name="T31" style:family="text">
      <style:text-properties fo:font-variant="normal" fo:text-transform="none" style:use-window-font-color="true" style:text-position="super 58%" fo:letter-spacing="normal" fo:font-style="normal" style:text-underline-style="none" fo:font-weight="normal" officeooo:rsid="0015a3a6" style:font-name-asian="Symbol1" style:font-style-asian="normal" style:font-name-complex="Times New Roman" style:font-style-complex="normal" loext:padding="0in" loext:border="none"/>
    </style:style>
    <style:style style:name="T32" style:family="text">
      <style:text-properties fo:font-variant="normal" fo:text-transform="none" style:use-window-font-color="true" style:text-position="super 58%" fo:letter-spacing="normal" fo:font-style="normal" fo:font-weight="normal" officeooo:rsid="006b2585" style:font-name-asian="Symbol1" style:font-style-asian="normal" style:font-name-complex="Times New Roman" style:font-style-complex="normal" loext:padding="0in" loext:border="none"/>
    </style:style>
    <style:style style:name="T33" style:family="text">
      <style:text-properties fo:font-variant="normal" fo:text-transform="none" style:use-window-font-color="true" style:text-position="super 58%" fo:letter-spacing="normal" fo:font-style="normal" fo:font-weight="normal" officeooo:rsid="006c3090" style:font-name-asian="Symbol1" style:font-style-asian="normal" style:font-name-complex="Times New Roman" style:font-style-complex="normal" loext:padding="0in" loext:border="none"/>
    </style:style>
    <style:style style:name="T34" style:family="text">
      <style:text-properties fo:font-variant="normal" fo:text-transform="none" style:use-window-font-color="true" style:text-position="-13% 100%" style:font-name="Times New Roman" fo:letter-spacing="normal" style:text-underline-style="none" fo:font-weight="normal" style:font-name-asian="Symbol1" style:font-name-complex="Times New Roman" style:language-complex="ar" style:country-complex="SA" loext:padding="0in" loext:border="none"/>
    </style:style>
    <style:style style:name="T35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" style:font-style-complex="normal"/>
    </style:style>
    <style:style style:name="T36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" style:font-style-complex="normal"/>
    </style:style>
    <style:style style:name="T37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" style:font-style-complex="normal"/>
    </style:style>
    <style:style style:name="T38" style:family="text">
      <style:text-properties fo:font-variant="normal" fo:text-transform="none" fo:color="#000000" fo:letter-spacing="normal" fo:font-style="normal" fo:font-weight="normal" officeooo:rsid="0058d240" style:font-style-asian="italic" style:font-name-complex="Times New Roman" style:font-style-complex="normal"/>
    </style:style>
    <style:style style:name="T39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" style:font-style-complex="normal"/>
    </style:style>
    <style:style style:name="T40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" style:font-style-complex="normal"/>
    </style:style>
    <style:style style:name="T41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42" style:family="text">
      <style:text-properties fo:font-variant="normal" fo:text-transform="none" fo:color="#000000" fo:letter-spacing="normal" fo:font-style="normal" fo:font-weight="normal" officeooo:rsid="0055ba4e" style:font-style-asian="italic" style:font-name-complex="Times New Roman" style:font-style-complex="normal"/>
    </style:style>
    <style:style style:name="T43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44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45" style:family="text">
      <style:text-properties fo:font-variant="normal" fo:text-transform="none" fo:letter-spacing="normal" fo:font-style="normal" fo:font-weight="normal" officeooo:rsid="002931d8" style:font-style-asian="normal" style:font-style-complex="normal" loext:padding="0in" loext:border="none"/>
    </style:style>
    <style:style style:name="T46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47" style:family="text">
      <style:text-properties fo:font-variant="normal" fo:text-transform="none" fo:color="#202124" style:font-name="arial" fo:font-size="12pt" fo:letter-spacing="normal" fo:font-style="normal" fo:font-weight="normal" officeooo:rsid="006f708b"/>
    </style:style>
    <style:style style:name="T48" style:family="text">
      <style:text-properties fo:font-variant="normal" fo:text-transform="none" fo:color="#202124" style:text-line-through-style="none" style:text-line-through-type="none" style:font-name="arial" fo:font-size="12pt" fo:letter-spacing="normal" fo:language="ru" fo:country="RU" fo:font-style="normal" fo:font-weight="normal" officeooo:rsid="006f708b" style:font-name-asian="Calibri" style:font-size-asian="11pt" style:font-name-complex="Times New Roman" style:font-size-complex="11pt" style:language-complex="ar" style:country-complex="SA"/>
    </style:style>
    <style:style style:name="T49" style:family="text">
      <style:text-properties fo:font-variant="normal" fo:text-transform="none" fo:color="#202124" style:text-line-through-style="none" style:text-line-through-type="none" style:font-name="Times New Roman" fo:font-size="12pt" fo:letter-spacing="normal" fo:language="ru" fo:country="RU" fo:font-style="normal" fo:font-weight="normal" officeooo:rsid="006f708b" style:font-name-asian="Calibri" style:font-size-asian="11pt" style:font-name-complex="Times New Roman" style:font-size-complex="11pt" style:language-complex="ar" style:country-complex="SA"/>
    </style:style>
    <style:style style:name="T50" style:family="text">
      <style:text-properties fo:font-variant="normal" fo:text-transform="none" fo:color="#202124" style:font-name="Times New Roman" fo:font-size="12pt" fo:letter-spacing="normal" fo:font-style="normal" fo:font-weight="normal"/>
    </style:style>
    <style:style style:name="T51" style:family="text">
      <style:text-properties fo:font-variant="normal" fo:text-transform="none" fo:color="#202124" style:font-name="Times New Roman" fo:font-size="12pt" fo:letter-spacing="normal" fo:font-style="normal" fo:font-weight="normal" officeooo:rsid="006f708b"/>
    </style:style>
    <style:style style:name="T52" style:family="text">
      <style:text-properties officeooo:rsid="003a5bbb"/>
    </style:style>
    <style:style style:name="T53" style:family="text">
      <style:text-properties officeooo:rsid="003ca73b"/>
    </style:style>
    <style:style style:name="T54" style:family="text">
      <style:text-properties officeooo:rsid="002086bd" style:font-name-complex="Times New Roman1"/>
    </style:style>
    <style:style style:name="T55" style:family="text">
      <style:text-properties officeooo:rsid="00756cdb" style:font-name-complex="Times New Roman1"/>
    </style:style>
    <style:style style:name="T56" style:family="text">
      <style:text-properties officeooo:rsid="0022176e" style:font-name-complex="Times New Roman1"/>
    </style:style>
    <style:style style:name="T57" style:family="text">
      <style:text-properties officeooo:rsid="00239ad5" style:font-name-complex="Times New Roman1"/>
    </style:style>
    <style:style style:name="T58" style:family="text">
      <style:text-properties officeooo:rsid="0069a763" style:font-name-complex="Times New Roman1"/>
    </style:style>
    <style:style style:name="T59" style:family="text">
      <style:text-properties officeooo:rsid="00669e06" style:font-name-complex="Times New Roman1"/>
    </style:style>
    <style:style style:name="T60" style:family="text">
      <style:text-properties officeooo:rsid="006ddb79" style:font-name-complex="Times New Roman1"/>
    </style:style>
    <style:style style:name="T61" style:family="text">
      <style:text-properties style:use-window-font-color="true" style:text-position="0% 100%" style:font-name-asian="Symbol1" style:font-name-complex="Times New Roman"/>
    </style:style>
    <style:style style:name="T62" style:family="text">
      <style:text-properties style:use-window-font-color="true" style:text-position="0% 100%" officeooo:rsid="0015a3a6" style:font-name-asian="Symbol1" style:font-name-complex="Times New Roman"/>
    </style:style>
    <style:style style:name="T63" style:family="text">
      <style:text-properties style:use-window-font-color="true" style:text-position="0% 100%" officeooo:rsid="00756cdb" style:font-name-asian="Symbol1" style:font-name-complex="Times New Roman"/>
    </style:style>
    <style:style style:name="T64" style:family="text">
      <style:text-properties style:use-window-font-color="true" style:text-position="0% 100%" officeooo:rsid="00758ef4" style:font-name-asian="Symbol1" style:font-name-complex="Times New Roman"/>
    </style:style>
    <style:style style:name="T65" style:family="text">
      <style:text-properties style:use-window-font-color="true" style:text-position="0% 100%" officeooo:rsid="0079dea7" style:font-name-asian="Symbol1" style:font-name-complex="Times New Roman"/>
    </style:style>
    <style:style style:name="T66" style:family="text">
      <style:text-properties style:use-window-font-color="true" style:text-position="0% 100%" officeooo:rsid="00563c6c" style:font-name-asian="Symbol1" style:font-name-complex="Times New Roman"/>
    </style:style>
    <style:style style:name="T67" style:family="text">
      <style:text-properties style:use-window-font-color="true" style:text-position="0% 100%" officeooo:rsid="005698f1" style:font-name-asian="Symbol1" style:font-name-complex="Times New Roman"/>
    </style:style>
    <style:style style:name="T68" style:family="text">
      <style:text-properties style:use-window-font-color="true" style:text-position="0% 100%" officeooo:rsid="00682912" style:font-name-asian="Symbol1" style:font-name-complex="Times New Roman"/>
    </style:style>
    <style:style style:name="T69" style:family="text">
      <style:text-properties style:use-window-font-color="true" style:text-position="0% 100%" officeooo:rsid="00101f38" style:font-name-asian="Symbol1" style:font-name-complex="Times New Roman"/>
    </style:style>
    <style:style style:name="T70" style:family="text">
      <style:text-properties style:use-window-font-color="true" style:text-position="0% 100%" officeooo:rsid="006b9dcc" style:font-name-asian="Symbol1" style:font-name-complex="Times New Roman"/>
    </style:style>
    <style:style style:name="T71" style:family="text">
      <style:text-properties style:use-window-font-color="true" style:text-position="0% 100%" officeooo:rsid="006ebd77" style:font-name-asian="Symbol1" style:font-name-complex="Times New Roman"/>
    </style:style>
    <style:style style:name="T72" style:family="text">
      <style:text-properties style:use-window-font-color="true" style:text-position="0% 100%" officeooo:rsid="00772c25" style:font-name-asian="Symbol1" style:font-name-complex="Times New Roman"/>
    </style:style>
    <style:style style:name="T73" style:family="text">
      <style:text-properties style:use-window-font-color="true" style:text-position="0% 100%" officeooo:rsid="00121cd3" style:font-name-asian="Symbol1" style:font-name-complex="Times New Roman"/>
    </style:style>
    <style:style style:name="T74" style:family="text">
      <style:text-properties style:use-window-font-color="true" style:text-position="0% 100%" officeooo:rsid="00669e06" style:font-name-asian="Symbol1" style:font-name-complex="Times New Roman"/>
    </style:style>
    <style:style style:name="T75" style:family="text">
      <style:text-properties style:use-window-font-color="true" style:text-position="0% 100%" officeooo:rsid="001c33b4" style:font-name-asian="Symbol1" style:font-name-complex="Times New Roman"/>
    </style:style>
    <style:style style:name="T76" style:family="text">
      <style:text-properties style:use-window-font-color="true" style:text-position="0% 100%" officeooo:rsid="001d2bcb" style:font-name-asian="Symbol1" style:font-name-complex="Times New Roman"/>
    </style:style>
    <style:style style:name="T77" style:family="text">
      <style:text-properties style:use-window-font-color="true" style:text-position="0% 100%" officeooo:rsid="002931d8" style:font-name-asian="Symbol1" style:font-name-complex="Times New Roman"/>
    </style:style>
    <style:style style:name="T78" style:family="text">
      <style:text-properties style:use-window-font-color="true" style:text-position="0% 100%" officeooo:rsid="0029f82a" style:font-name-asian="Symbol1" style:font-name-complex="Times New Roman"/>
    </style:style>
    <style:style style:name="T79" style:family="text">
      <style:text-properties style:use-window-font-color="true" style:text-position="0% 100%" officeooo:rsid="00296ff8" style:font-name-asian="Symbol1" style:font-name-complex="Times New Roman"/>
    </style:style>
    <style:style style:name="T80" style:family="text">
      <style:text-properties style:use-window-font-color="true" style:text-position="0% 100%" officeooo:rsid="002ba942" style:font-name-asian="Symbol1" style:font-name-complex="Times New Roman"/>
    </style:style>
    <style:style style:name="T81" style:family="text">
      <style:text-properties style:use-window-font-color="true" style:text-position="0% 100%" officeooo:rsid="003452c6" style:font-name-asian="Symbol1" style:font-name-complex="Times New Roman"/>
    </style:style>
    <style:style style:name="T82" style:family="text">
      <style:text-properties style:use-window-font-color="true" style:text-position="0% 100%" officeooo:rsid="00352ed0" style:font-name-asian="Symbol1" style:font-name-complex="Times New Roman"/>
    </style:style>
    <style:style style:name="T83" style:family="text">
      <style:text-properties style:use-window-font-color="true" style:text-position="0% 100%" officeooo:rsid="0021d14b" style:font-name-asian="Symbol1" style:font-name-complex="Times New Roman"/>
    </style:style>
    <style:style style:name="T84" style:family="text">
      <style:text-properties style:use-window-font-color="true" style:text-position="0% 100%" officeooo:rsid="002ccde7" style:font-name-asian="Symbol1" style:font-name-complex="Times New Roman"/>
    </style:style>
    <style:style style:name="T85" style:family="text">
      <style:text-properties style:use-window-font-color="true" style:text-position="0% 100%" officeooo:rsid="002e8816" style:font-name-asian="Symbol1" style:font-name-complex="Times New Roman"/>
    </style:style>
    <style:style style:name="T86" style:family="text">
      <style:text-properties style:use-window-font-color="true" style:text-position="0% 100%" officeooo:rsid="006ddb79" style:font-name-asian="Symbol1" style:font-name-complex="Times New Roman"/>
    </style:style>
    <style:style style:name="T87" style:family="text">
      <style:text-properties style:use-window-font-color="true" style:text-position="0% 100%" officeooo:rsid="006f708b" style:font-name-asian="Symbol1" style:font-name-complex="Times New Roman"/>
    </style:style>
    <style:style style:name="T88" style:family="text">
      <style:text-properties style:use-window-font-color="true" style:text-position="0% 100%" officeooo:rsid="00296ff8" style:font-name-asian="Symbol1" style:font-name-complex="Times New Roman1"/>
    </style:style>
    <style:style style:name="T89" style:family="text">
      <style:text-properties style:use-window-font-color="true" style:text-position="0% 100%" officeooo:rsid="0076e382" style:font-name-asian="Symbol1" style:font-name-complex="Times New Roman1"/>
    </style:style>
    <style:style style:name="T90" style:family="text">
      <style:text-properties style:use-window-font-color="true" style:text-position="0% 100%" officeooo:rsid="006f708b" style:font-name-asian="Symbol1" style:font-name-complex="Times New Roman1"/>
    </style:style>
    <style:style style:name="T91" style:family="text">
      <style:text-properties style:use-window-font-color="true" style:text-position="0% 100%" fo:letter-spacing="-0.0063in" officeooo:rsid="0015a3a6" style:font-name-asian="Symbol1" style:font-name-complex="Times New Roman"/>
    </style:style>
    <style:style style:name="T92" style:family="text">
      <style:text-properties style:use-window-font-color="true" style:text-position="0% 100%" fo:letter-spacing="-0.0063in" officeooo:rsid="000d878e" style:font-name-asian="Symbol1" style:font-name-complex="Times New Roman"/>
    </style:style>
    <style:style style:name="T93" style:family="text">
      <style:text-properties style:use-window-font-color="true" style:text-position="0% 100%" fo:letter-spacing="-0.0063in" officeooo:rsid="006ddb79" style:font-name-asian="Symbol1" style:font-name-complex="Times New Roman"/>
    </style:style>
    <style:style style:name="T94" style:family="text">
      <style:text-properties style:use-window-font-color="true" style:text-position="0% 100%" fo:font-style="italic" officeooo:rsid="0015a3a6" style:font-name-asian="Symbol1" style:font-style-asian="italic" style:font-name-complex="Times New Roman" style:font-style-complex="italic"/>
    </style:style>
    <style:style style:name="T95" style:family="text">
      <style:text-properties style:use-window-font-color="tru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96" style:family="text">
      <style:text-properties style:use-window-font-color="true" style:text-position="0% 100%" style:font-name="Times New Roman" fo:font-size="12pt" fo:language="uk" fo:country="UA" officeooo:rsid="001c33b4" style:font-name-asian="Symbol1" style:font-size-asian="12pt" style:font-name-complex="Times New Roman" style:font-size-complex="12pt" style:language-complex="ar" style:country-complex="SA"/>
    </style:style>
    <style:style style:name="T97" style:family="text">
      <style:text-properties style:use-window-font-color="true" style:text-position="sub 58%" style:font-name-asian="Symbol1" style:font-name-complex="Times New Roman"/>
    </style:style>
    <style:style style:name="T98" style:family="text">
      <style:text-properties style:use-window-font-color="true" style:text-position="sub 58%" officeooo:rsid="006ecc8d" style:font-name-asian="Symbol1" style:font-name-complex="Times New Roman"/>
    </style:style>
    <style:style style:name="T99" style:family="text">
      <style:text-properties style:use-window-font-color="true" style:text-position="sub 58%" officeooo:rsid="00296ff8" style:font-name-asian="Symbol1" style:font-name-complex="Times New Roman"/>
    </style:style>
    <style:style style:name="T100" style:family="text">
      <style:text-properties style:use-window-font-color="true" style:text-position="sub 58%" officeooo:rsid="00296ff8" style:font-name-asian="Symbol1" style:font-name-complex="Times New Roman1"/>
    </style:style>
    <style:style style:name="T101" style:family="text">
      <style:text-properties style:use-window-font-color="true" style:text-position="sub 58%" officeooo:rsid="00680da6" style:font-name-asian="Symbol1" style:font-name-complex="Times New Roman1"/>
    </style:style>
    <style:style style:name="T102" style:family="text">
      <style:text-properties style:use-window-font-color="true" style:text-position="sub 58%" officeooo:rsid="0076e382" style:font-name-asian="Symbol1" style:font-name-complex="Times New Roman1"/>
    </style:style>
    <style:style style:name="T103" style:family="text">
      <style:text-properties style:use-window-font-color="true" style:text-line-through-style="none" style:text-line-through-type="none" style:text-position="0% 100%" officeooo:rsid="0015a3a6" style:font-name-asian="Symbol1" style:font-name-complex="Times New Roman"/>
    </style:style>
    <style:style style:name="T104" style:family="text">
      <style:text-properties style:use-window-font-color="true" style:text-line-through-style="none" style:text-line-through-type="none" style:text-position="0% 100%" officeooo:rsid="0016e545" style:font-name-asian="Symbol1" style:font-name-complex="Times New Roman"/>
    </style:style>
    <style:style style:name="T105" style:family="text">
      <style:text-properties style:use-window-font-color="true" style:text-line-through-style="none" style:text-line-through-type="none" style:text-position="0% 100%" officeooo:rsid="006b9dcc" style:font-name-asian="Symbol1" style:font-name-complex="Times New Roman"/>
    </style:style>
    <style:style style:name="T106" style:family="text">
      <style:text-properties style:use-window-font-color="true" style:text-line-through-style="none" style:text-line-through-type="none" style:text-position="0% 100%" officeooo:rsid="006b8d62" style:font-name-asian="Symbol1" style:font-name-complex="Times New Roman"/>
    </style:style>
    <style:style style:name="T107" style:family="text">
      <style:text-properties style:use-window-font-color="true" style:text-line-through-style="none" style:text-line-through-type="none" style:text-position="0% 100%" officeooo:rsid="00659a53" style:font-name-asian="Symbol1" style:font-name-complex="Times New Roman"/>
    </style:style>
    <style:style style:name="T108" style:family="text">
      <style:text-properties style:use-window-font-color="true" style:text-line-through-style="none" style:text-line-through-type="none" style:text-position="0% 100%" officeooo:rsid="0078068c" style:font-name-asian="Symbol1" style:font-name-complex="Times New Roman"/>
    </style:style>
    <style:style style:name="T109" style:family="text">
      <style:text-properties style:use-window-font-color="true" style:text-line-through-style="none" style:text-line-through-type="none" style:text-position="0% 100%" officeooo:rsid="0066ffff" style:font-name-asian="Symbol1" style:font-name-complex="Times New Roman"/>
    </style:style>
    <style:style style:name="T110" style:family="text">
      <style:text-properties style:use-window-font-color="true" style:text-line-through-style="none" style:text-line-through-type="none" style:text-position="0% 100%" officeooo:rsid="006677f0" style:font-name-asian="Symbol1" style:font-name-complex="Times New Roman"/>
    </style:style>
    <style:style style:name="T111" style:family="text">
      <style:text-properties style:use-window-font-color="true" style:text-line-through-style="none" style:text-line-through-type="none" style:text-position="0% 100%" officeooo:rsid="00680da6" style:font-name-asian="Symbol1" style:font-name-complex="Times New Roman"/>
    </style:style>
    <style:style style:name="T112" style:family="text">
      <style:text-properties style:use-window-font-color="true" style:text-line-through-style="none" style:text-line-through-type="none" style:text-position="0% 100%" officeooo:rsid="0076e382" style:font-name-asian="Symbol1" style:font-name-complex="Times New Roman"/>
    </style:style>
    <style:style style:name="T113" style:family="text">
      <style:text-properties style:use-window-font-color="true" style:text-line-through-style="none" style:text-line-through-type="none" style:text-position="0% 100%" officeooo:rsid="001d2bcb" style:font-name-asian="Symbol1" style:font-name-complex="Times New Roman"/>
    </style:style>
    <style:style style:name="T114" style:family="text">
      <style:text-properties style:use-window-font-color="true" style:text-line-through-style="none" style:text-line-through-type="none" style:text-position="0% 100%" officeooo:rsid="00296ff8" style:font-name-asian="Symbol1" style:font-name-complex="Times New Roman"/>
    </style:style>
    <style:style style:name="T115" style:family="text">
      <style:text-properties style:use-window-font-color="true" style:text-line-through-style="none" style:text-line-through-type="none" style:text-position="0% 100%" officeooo:rsid="006ddb79" style:font-name-asian="Symbol1" style:font-name-complex="Times New Roman"/>
    </style:style>
    <style:style style:name="T116" style:family="text">
      <style:text-properties style:use-window-font-color="true" style:text-line-through-style="none" style:text-line-through-type="none" style:text-position="0% 100%" officeooo:rsid="006f708b" style:font-name-asian="Symbol1" style:font-name-complex="Times New Roman"/>
    </style:style>
    <style:style style:name="T117" style:family="text">
      <style:text-properties style:use-window-font-color="true" style:text-line-through-style="none" style:text-line-through-type="none" style:text-position="0% 100%" officeooo:rsid="00122fd3" style:font-name-asian="Symbol1" style:font-name-complex="Times New Roman"/>
    </style:style>
    <style:style style:name="T118" style:family="text">
      <style:text-properties style:use-window-font-color="true" style:text-line-through-style="none" style:text-line-through-type="none" style:text-position="0% 100%" officeooo:rsid="007104bd" style:font-name-asian="Symbol1" style:font-name-complex="Times New Roman"/>
    </style:style>
    <style:style style:name="T119" style:family="text">
      <style:text-properties style:use-window-font-color="true" style:text-line-through-style="none" style:text-line-through-type="none" style:text-position="0% 100%" officeooo:rsid="00296ff8" style:font-name-asian="Symbol1"/>
    </style:style>
    <style:style style:name="T120" style:family="text">
      <style:text-properties style:use-window-font-color="true" style:text-line-through-style="none" style:text-line-through-type="none" style:text-position="0% 100%" fo:font-style="italic" officeooo:rsid="0015a3a6" style:font-name-asian="Symbol1" style:font-style-asian="italic" style:font-name-complex="Times New Roman" style:font-style-complex="italic"/>
    </style:style>
    <style:style style:name="T121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122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72c25" style:font-name-asian="Symbol1" style:font-size-asian="12pt" style:font-name-complex="Times New Roman" style:font-size-complex="12pt" style:language-complex="ar" style:country-complex="SA"/>
    </style:style>
    <style:style style:name="T123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f708b" style:font-name-asian="Symbol1" style:font-size-asian="12pt" style:font-name-complex="Times New Roman" style:font-size-complex="12pt" style:language-complex="ar" style:country-complex="SA"/>
    </style:style>
    <style:style style:name="T124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b9dcc" style:font-name-asian="Symbol1" style:font-size-asian="12pt" style:font-name-complex="Times New Roman" style:font-size-complex="12pt" style:language-complex="ar" style:country-complex="SA"/>
    </style:style>
    <style:style style:name="T125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style:font-name-asian="Symbol1" style:font-size-asian="12pt" style:font-name-complex="Times New Roman" style:font-size-complex="12pt" style:language-complex="ar" style:country-complex="SA"/>
    </style:style>
    <style:style style:name="T126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6e382" style:font-name-asian="Symbol1" style:font-size-asian="12pt" style:font-name-complex="Times New Roman" style:font-size-complex="12pt" style:language-complex="ar" style:country-complex="SA"/>
    </style:style>
    <style:style style:name="T127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80da6" style:font-name-asian="Symbol1" style:font-size-asian="12pt" style:font-name-complex="Times New Roman" style:font-size-complex="12pt" style:language-complex="ar" style:country-complex="SA"/>
    </style:style>
    <style:style style:name="T128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66ffff" style:font-name-asian="Symbol1" style:font-size-asian="12pt" style:font-name-complex="Times New Roman" style:font-size-complex="12pt" style:language-complex="ar" style:country-complex="SA"/>
    </style:style>
    <style:style style:name="T129" style:family="text">
      <style:text-properties style:use-window-font-color="true" style:text-line-through-style="none" style:text-line-through-type="none" style:text-position="super 58%" officeooo:rsid="001d2bcb" style:font-name-asian="Symbol1" style:font-name-complex="Times New Roman"/>
    </style:style>
    <style:style style:name="T130" style:family="text">
      <style:text-properties style:use-window-font-color="true" style:text-line-through-style="none" style:text-line-through-type="none" style:text-position="super 58%" officeooo:rsid="00296ff8" style:font-name-asian="Symbol1"/>
    </style:style>
    <style:style style:name="T131" style:family="text">
      <style:text-properties style:use-window-font-color="true" officeooo:rsid="00661d20" style:font-name-asian="Calibri" style:font-name-complex="Times New Roman1"/>
    </style:style>
    <style:style style:name="T132" style:family="text">
      <style:text-properties style:use-window-font-color="true" style:text-line-through-style="solid" style:text-line-through-type="single" style:text-position="0% 100%" officeooo:rsid="0015a3a6" style:font-name-asian="Symbol1" style:font-name-complex="Times New Roman"/>
    </style:style>
    <style:style style:name="T133" style:family="text">
      <style:text-properties style:use-window-font-color="true" style:text-line-through-style="solid" style:text-line-through-type="single" style:text-position="0% 100%" officeooo:rsid="001d2bcb" style:font-name-asian="Symbol1" style:font-name-complex="Times New Roman"/>
    </style:style>
    <style:style style:name="T134" style:family="text">
      <style:text-properties style:use-window-font-color="true" style:text-line-through-style="solid" style:text-line-through-type="single" style:text-position="super 58%" officeooo:rsid="0015a3a6" style:font-name-asian="Symbol1" style:font-name-complex="Times New Roman"/>
    </style:style>
    <style:style style:name="T135" style:family="text">
      <style:text-properties style:use-window-font-color="true" style:text-line-through-style="solid" style:text-line-through-type="single" style:text-position="super 58%" officeooo:rsid="001d2bcb" style:font-name-asian="Symbol1" style:font-name-complex="Times New Roman"/>
    </style:style>
    <style:style style:name="T136" style:family="text">
      <style:text-properties style:use-window-font-color="true" style:text-position="super 58%" officeooo:rsid="00772c25" style:font-name-asian="Symbol1" style:font-name-complex="Times New Roman"/>
    </style:style>
    <style:style style:name="T137" style:family="text">
      <style:text-properties style:use-window-font-color="true" style:text-position="super 58%" officeooo:rsid="006b9dcc" style:font-name-asian="Symbol1" style:font-name-complex="Times New Roman"/>
    </style:style>
    <style:style style:name="T138" style:family="text">
      <style:text-properties style:use-window-font-color="true" style:text-position="super 58%" officeooo:rsid="00669e06" style:font-name-asian="Symbol1" style:font-name-complex="Times New Roman"/>
    </style:style>
    <style:style style:name="T139" style:family="text">
      <style:text-properties style:use-window-font-color="true" style:text-position="super 58%" officeooo:rsid="00756cdb" style:font-name-asian="Symbol1" style:font-name-complex="Times New Roman"/>
    </style:style>
    <style:style style:name="T140" style:family="text">
      <style:text-properties style:use-window-font-color="true" style:text-position="super 58%" officeooo:rsid="00659a53" style:font-name-asian="Symbol1" style:font-name-complex="Times New Roman"/>
    </style:style>
    <style:style style:name="T141" style:family="text">
      <style:text-properties style:use-window-font-color="true" style:text-position="super 58%" officeooo:rsid="0069a763" style:font-name-asian="Symbol1" style:font-name-complex="Times New Roman"/>
    </style:style>
    <style:style style:name="T142" style:family="text">
      <style:text-properties style:use-window-font-color="true" style:text-position="super 58%" officeooo:rsid="0015a3a6" style:font-name-asian="Symbol1" style:font-name-complex="Times New Roman"/>
    </style:style>
    <style:style style:name="T143" style:family="text">
      <style:text-properties style:use-window-font-color="true" style:text-position="super 58%" officeooo:rsid="001d2bcb" style:font-name-asian="Symbol1" style:font-name-complex="Times New Roman"/>
    </style:style>
    <style:style style:name="T144" style:family="text">
      <style:text-properties style:use-window-font-color="true" style:text-position="super 58%" officeooo:rsid="00296ff8" style:font-name-asian="Symbol1" style:font-name-complex="Times New Roman"/>
    </style:style>
    <style:style style:name="T145" style:family="text">
      <style:text-properties style:use-window-font-color="true" style:text-position="super 58%" officeooo:rsid="002ba942" style:font-name-asian="Symbol1" style:font-name-complex="Times New Roman"/>
    </style:style>
    <style:style style:name="T146" style:family="text">
      <style:text-properties style:use-window-font-color="true" style:text-position="super 58%" officeooo:rsid="0020cad1" style:font-name-asian="Symbol1" style:font-name-complex="Times New Roman"/>
    </style:style>
    <style:style style:name="T147" style:family="text">
      <style:text-properties style:use-window-font-color="true" style:text-position="super 58%" officeooo:rsid="0021d14b" style:font-name-asian="Symbol1" style:font-name-complex="Times New Roman"/>
    </style:style>
    <style:style style:name="T148" style:family="text">
      <style:text-properties style:use-window-font-color="true" style:text-position="super 58%" officeooo:rsid="002ccde7" style:font-name-asian="Symbol1" style:font-name-complex="Times New Roman"/>
    </style:style>
    <style:style style:name="T149" style:family="text">
      <style:text-properties style:use-window-font-color="true" style:text-position="super 58%" officeooo:rsid="006ddb79" style:font-name-asian="Symbol1" style:font-name-complex="Times New Roman"/>
    </style:style>
    <style:style style:name="T150" style:family="text">
      <style:text-properties style:use-window-font-color="true" style:font-name="Times New Roman" fo:font-size="12pt" fo:language="uk" fo:country="UA" officeooo:rsid="006f708b" style:font-name-asian="Calibri" style:font-size-asian="12pt" style:font-name-complex="Times New Roman" style:font-size-complex="12pt" style:language-complex="ar" style:country-complex="SA"/>
    </style:style>
    <style:style style:name="T151" style:family="text">
      <style:text-properties style:text-line-through-style="solid" style:text-line-through-type="single"/>
    </style:style>
    <style:style style:name="T152" style:family="text">
      <style:text-properties style:text-line-through-style="none" style:text-line-through-type="none"/>
    </style:style>
    <style:style style:name="T153" style:family="text">
      <style:text-properties style:text-line-through-style="none" style:text-line-through-type="none" style:font-name="Times New Roman" fo:font-size="12pt" fo:language="uk" fo:country="UA" style:font-size-asian="12pt" style:font-size-complex="12pt" style:language-complex="ar" style:country-complex="SA"/>
    </style:style>
    <style:style style:name="T154" style:family="text">
      <style:text-properties style:text-line-through-style="none" style:text-line-through-type="none" style:font-name="Times New Roman" fo:font-size="12pt" fo:language="uk" fo:country="UA" officeooo:rsid="006f708b" style:font-size-asian="12pt" style:font-size-complex="12pt" style:language-complex="ar" style:country-complex="SA"/>
    </style:style>
    <style:style style:name="T155" style:family="text">
      <style:text-properties style:text-line-through-style="none" style:text-line-through-type="none" officeooo:rsid="007104bd"/>
    </style:style>
    <style:style style:name="T156" style:family="text">
      <style:text-properties style:text-line-through-style="none" style:text-line-through-type="none" style:font-name="Times New Roman" fo:font-size="12pt" fo:language="uk" fo:country="UA" style:font-size-asian="12pt" style:font-size-complex="12pt" style:language-complex="ar" style:country-complex="SA"/>
    </style:style>
    <style:style style:name="T157" style:family="text">
      <style:text-properties style:text-line-through-style="none" style:text-line-through-type="none" style:font-name="Times New Roman" fo:font-size="12pt" fo:language="uk" fo:country="UA" officeooo:rsid="006f708b" style:font-size-asian="12pt" style:font-size-complex="12pt" style:language-complex="ar" style:country-complex="SA"/>
    </style:style>
    <style:style style:name="T158" style:family="text">
      <style:text-properties officeooo:rsid="0016e545"/>
    </style:style>
    <style:style style:name="T159" style:family="text">
      <style:text-properties officeooo:rsid="006b9dcc"/>
    </style:style>
    <style:style style:name="T160" style:family="text">
      <style:text-properties style:font-name="Times New Roman" fo:font-size="12pt" fo:language="uk" fo:country="UA" style:font-size-asian="12pt" style:font-size-complex="12pt" style:language-complex="ar" style:country-complex="SA"/>
    </style:style>
    <style:style style:name="T161" style:family="text">
      <style:text-properties officeooo:rsid="00728f73"/>
    </style:style>
    <style:style style:name="T162" style:family="text">
      <style:text-properties officeooo:rsid="0074e720"/>
    </style:style>
    <style:style style:name="T163" style:family="text">
      <style:text-properties officeooo:rsid="007717d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аріант №<text:span text:style-name="T163">51</text:span><text:span text:style-name="T161">.</text:span></text:p>
      <text:p text:style-name="P1"/>
      <text:list xml:id="list3285067530" text:style-name="L1">
        <text:list-item>
          <text:p text:style-name="P12"><text:span text:style-name="T160"><text:s/></text:span><text:span text:style-name="T125">Скількома способами можна вибрати </text:span><text:span text:style-name="T126">1</text:span><text:span text:style-name="T123">2</text:span><text:span text:style-name="T125"> тістечок у кондитерській, де є </text:span><text:span text:style-name="T127">1</text:span><text:span text:style-name="T123">6</text:span><text:span text:style-name="T125"> різних сортів тістечок за умови, що серед кожних </text:span><text:span text:style-name="T126">1</text:span><text:span text:style-name="T123">2</text:span><text:span text:style-name="T125"> обраних буде щонайменше </text:span><text:span text:style-name="T128">3</text:span><text:span text:style-name="T125"> тістечка певного фіксованого сорту?</text:span></text:p>
          <text:p text:style-name="P13"/>
        </text:list-item>
        <text:list-item>
          <text:p text:style-name="P13"><text:span text:style-name="T114">Пустелею рухається караван з </text:span><text:span text:style-name="T116">20</text:span><text:span text:style-name="T114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13"/>
        </text:list-item>
        <text:list-item>
          <text:p text:style-name="P13">Застосувати техніку твірних функцій для знаходження суми чисел </text:p>
          <text:p text:style-name="P20"><text:span text:style-name="T79">1</text:span><text:span text:style-name="T148">5</text:span><text:span text:style-name="T79"> +2</text:span><text:span text:style-name="T148">5</text:span><text:span text:style-name="T79"> +…+n</text:span><text:span text:style-name="T148">5</text:span><text:span text:style-name="T79">.</text:span></text:p>
          <text:p text:style-name="P13"/>
        </text:list-item>
        <text:list-item>
          <text:p text:style-name="P25"><text:span text:style-name="T160"><text:s/></text:span><text:span text:style-name="T153">Довести, що два сусідніх числа Фібоначчі взаємно прості </text:span><text:span text:style-name="T154">(</text:span><text:span text:style-name="T49">тобто довести, що</text:span><text:span text:style-name="T50"> їх найбільший спільний дільник дорівнює 1</text:span><text:span text:style-name="T51">)</text:span><text:span text:style-name="T153">.</text:span></text:p>
          <text:p text:style-name="P24"/>
        </text:list-item>
        <text:list-item>
          <text:p text:style-name="P13"><text:span text:style-name="T88">Визначити кількість розв’язків нерівності x</text:span><text:span text:style-name="T100">1 </text:span><text:span text:style-name="T88">+ x</text:span><text:span text:style-name="T100">2 </text:span><text:span text:style-name="T88">+ x</text:span><text:span text:style-name="T100">3</text:span><text:span text:style-name="T88"> + x</text:span><text:span text:style-name="T101">4</text:span><text:span text:style-name="T100"> </text:span><text:span text:style-name="T88">+ x</text:span><text:span text:style-name="T102">5</text:span><text:span text:style-name="T100"> </text:span><text:span text:style-name="T88">≤ </text:span><text:span text:style-name="T89">1</text:span><text:span text:style-name="T90">3</text:span><text:span text:style-name="T88"> у цілих невід’ємних числах.</text:span></text:p>
          <text:p text:style-name="P13"/>
        </text:list-item>
        <text:list-item>
          <text:p text:style-name="P13"><text:span text:style-name="T119">Знайти член розкладу (x</text:span><text:span text:style-name="T130">2</text:span><text:span text:style-name="T119"> + x</text:span><text:span text:style-name="T130">–3</text:span><text:span text:style-name="T119">)</text:span><text:span text:style-name="T130">25</text:span><text:span text:style-name="T119">, який не містить x.</text:span></text:p>
          <text:p text:style-name="P13"/>
        </text:list-item>
        <text:list-item>
          <text:p text:style-name="P3">Виберіть правильну рівність:</text:p>
          <text:p text:style-name="P4"><text:span text:style-name="T38">А</text:span><text:span text:style-name="T39">) </text:span><text:span text:style-name="T40">А</text:span><text:span text:style-name="T35">5</text:span><text:span text:style-name="T36">2</text:span><text:span text:style-name="T41"> </text:span><text:span text:style-name="T40">= А</text:span><text:span text:style-name="T35">5</text:span><text:span text:style-name="T36">3</text:span><text:span text:style-name="T41">; </text:span><text:span text:style-name="T42">Б</text:span><text:span text:style-name="T41">) </text:span><text:span text:style-name="T40">С</text:span><text:span text:style-name="T35">6</text:span><text:span text:style-name="T36">1</text:span><text:span text:style-name="T41"> </text:span><text:span text:style-name="T40">= С</text:span><text:span text:style-name="T35">6</text:span><text:span text:style-name="T36">6</text:span><text:span text:style-name="T41">; </text:span><text:span text:style-name="T42">В</text:span><text:span text:style-name="T41">) </text:span><text:span text:style-name="T40">С</text:span><text:span text:style-name="T35">6</text:span><text:span text:style-name="T36">1</text:span><text:span text:style-name="T41"> </text:span><text:span text:style-name="T40">= С</text:span><text:span text:style-name="T35">6</text:span><text:span text:style-name="T36">5</text:span><text:span text:style-name="T41">; </text:span><text:span text:style-name="T42">Г</text:span><text:span text:style-name="T41">) </text:span><text:span text:style-name="T40">А</text:span><text:span text:style-name="T35">5</text:span><text:span text:style-name="T36">0</text:span><text:span text:style-name="T41"> </text:span><text:span text:style-name="T40">= А</text:span><text:span text:style-name="T35">5</text:span><text:span text:style-name="T36">5</text:span><text:span text:style-name="T41">; </text:span><text:span text:style-name="T42">Д</text:span><text:span text:style-name="T41">) </text:span><text:span text:style-name="T40">С</text:span><text:span text:style-name="T35">6</text:span><text:span text:style-name="T36">0</text:span><text:span text:style-name="T41"> </text:span><text:span text:style-name="T40">= С</text:span><text:span text:style-name="T35">6</text:span><text:span text:style-name="T36">6</text:span><text:span text:style-name="T41">; </text:span><text:span text:style-name="T42">Е</text:span><text:span text:style-name="T41">) </text:span><text:span text:style-name="T40">А</text:span><text:span text:style-name="T35">5</text:span><text:span text:style-name="T36">1</text:span><text:span text:style-name="T41"> </text:span><text:span text:style-name="T40">= А</text:span><text:span text:style-name="T35">5</text:span><text:span text:style-name="T37">5</text:span><text:span text:style-name="T41">; </text:span></text:p>
          <text:p text:style-name="P5"/>
        </text:list-item>
        <text:list-item>
          <text:p text:style-name="P6">Знайти розв’язок рекурентного співвідношення: </text:p>
          <text:p text:style-name="P9"><text:span text:style-name="T19">a</text:span><text:span text:style-name="T25">n+2</text:span><text:span text:style-name="T34"> </text:span><text:span text:style-name="T19">= –5·a</text:span><text:span text:style-name="T25">n+1</text:span><text:span text:style-name="T34"> </text:span><text:span text:style-name="T19">+ 14·a</text:span><text:span text:style-name="T25">n</text:span><text:span text:style-name="T34"> </text:span><text:span text:style-name="T19">– 8n – 9, a</text:span><text:span text:style-name="T25">0</text:span><text:span text:style-name="T34"> </text:span><text:span text:style-name="T19">= 10, a</text:span><text:span text:style-name="T25">1</text:span><text:span text:style-name="T34"> </text:span><text:span text:style-name="T19">= –26.</text:span></text:p>
          <text:p text:style-name="P7"/>
        </text:list-item>
        <text:list-item>
          <text:p text:style-name="P8">Методом твірних функцій знайти розв’язок рекурентного співвідношення: </text:p>
          <text:p text:style-name="P9"><text:span text:style-name="T19">a</text:span><text:span text:style-name="T25">n</text:span><text:span text:style-name="T34"> </text:span><text:span text:style-name="T19">= </text:span><text:span text:style-name="T20">2</text:span><text:span text:style-name="T19">·a</text:span><text:span text:style-name="T25">n-1</text:span><text:span text:style-name="T34"> </text:span><text:span text:style-name="T19">– </text:span><text:span text:style-name="T20">3</text:span><text:span text:style-name="T19">, </text:span><text:span text:style-name="T21">при </text:span><text:span text:style-name="T19">n</text:span><text:span text:style-name="T21">&gt;</text:span><text:span text:style-name="T20">0</text:span><text:span text:style-name="T21">, </text:span><text:span text:style-name="T19">a</text:span><text:span text:style-name="T25">0</text:span><text:span text:style-name="T34"> </text:span><text:span text:style-name="T19">= </text:span><text:span text:style-name="T20">4</text:span><text:span text:style-name="T19">.</text:span></text:p>
          <text:p text:style-name="P9"><text:span text:style-name="T19"/></text:p>
        </text:list-item>
        <text:list-item>
          <text:p text:style-name="P27"><text:span text:style-name="T103">Нехай A – скінченна множина, a – елемент, а B – підмножина множини A. Яких підмножин множини A більше: тих, що </text:span><text:span text:style-name="T117">перетинаються з</text:span><text:span text:style-name="T103"> множин</text:span><text:span text:style-name="T117">ою</text:span><text:span text:style-name="T103"> B, чи тих, що не перетинаються з множиною B.</text:span></text:p>
          <text:p text:style-name="P15"/>
        </text:list-item>
        <text:list-item>
          <text:p text:style-name="P15"><text:span text:style-name="T91">Скільки діагоналей має опуклий </text:span><text:span text:style-name="T93">s</text:span><text:span text:style-name="T91">-кутник? Скільки </text:span><text:span text:style-name="T92">існує </text:span><text:span text:style-name="T91">точок перетину </text:span><text:span text:style-name="T92">таких</text:span><text:span text:style-name="T91"> </text:span><text:span text:style-name="T92">діагоналей</text:span><text:span text:style-name="T91">, якщо ніякі 3 діагоналі не перетинаються в одній точці?</text:span></text:p>
          <text:p text:style-name="P15"/>
        </text:list-item>
        <text:list-item>
          <text:p text:style-name="P15"><text:span text:style-name="T61">У ліфт </text:span><text:span text:style-name="T86">20</text:span><text:span text:style-name="T61">-поверхового будинку на першому поверсі зайшло </text:span><text:span text:style-name="T64">1</text:span><text:span text:style-name="T86">2</text:span><text:span text:style-name="T61"> чоловік. Скількома способами вони можуть вийти з ліфта?</text:span></text:p>
          <text:p text:style-name="P15"/>
        </text:list-item>
        <text:list-item>
          <text:p text:style-name="P15"><text:span text:style-name="T61">На полиці </text:span><text:span text:style-name="T86">w</text:span><text:span text:style-name="T61"> книг. Скільки існує способів обрати </text:span><text:span text:style-name="T86">k</text:span><text:span text:style-name="T65"> </text:span><text:span text:style-name="T61">книг, щоб ніякі дві книги не брати поруч?</text:span></text:p>
          <text:p text:style-name="P15"/>
        </text:list-item>
        <text:list-item>
          <text:p text:style-name="P15"><text:span text:style-name="T54">За круглим столом короля Артура сидять </text:span><text:span text:style-name="T60">s</text:span><text:span text:style-name="T54"> лицарів. Кожен ворогує зі своїми сусідами. Потрібно обрати </text:span><text:span text:style-name="T60">k</text:span><text:span text:style-name="T54"> лицарів, щоб визволити принцесу. Скільки існує способів обрання лицарів, щоб серед обраних лицарів не було воро</text:span><text:span text:style-name="T56">г</text:span><text:span text:style-name="T54">ів?</text:span></text:p>
          <text:p text:style-name="P15"/>
        </text:list-item>
        <text:list-item>
          <text:p text:style-name="P15"><text:span text:style-name="T56">Ліфт, у якому знаходяться </text:span><text:span text:style-name="T131">9</text:span><text:span text:style-name="T56"> пасажирів, може зупинятись на </text:span><text:span text:style-name="T60">20</text:span><text:span text:style-name="T56"> поверхах. Пасажири виходять групами по двоє, троє і четверо чоловік. Скількома способами це може відбуватись?</text:span></text:p>
          <text:p text:style-name="P15"/>
        </text:list-item>
        <text:list-item>
          <text:p text:style-name="P15"><text:soft-page-break/><text:span text:style-name="T57">Скількома способами можна розставити </text:span><text:span text:style-name="T58">7</text:span><text:span text:style-name="T57"> томів зібрання творів І.Я. Франко так, щоб</text:span><text:span text:style-name="T60"> </text:span><text:span text:style-name="T55">четвертий </text:span><text:span text:style-name="T60">і п’ятий</text:span><text:span text:style-name="T59"> </text:span><text:span text:style-name="T57">томи не стояли поруч?</text:span></text:p>
          <text:p text:style-name="P15"/>
        </text:list-item>
        <text:list-item>
          <text:p text:style-name="P15"><text:span text:style-name="T62">Прапор складається з </text:span><text:span text:style-name="T63">2</text:span><text:span text:style-name="T86">1</text:span><text:span text:style-name="T62"> горизонтальних смуг </text:span><text:span text:style-name="T66">4 різних</text:span><text:span text:style-name="T62"> кольорів, причому довільні дві сусідні смуги повинні мати різні кольори. Скільк</text:span><text:span text:style-name="T66">и</text:span><text:span text:style-name="T62"> </text:span><text:span text:style-name="T66">існує різних прапорів з такими властивостями</text:span><text:span text:style-name="T62">?</text:span></text:p>
          <text:p text:style-name="P15"/>
        </text:list-item>
        <text:list-item>
          <text:p text:style-name="P15"><text:span text:style-name="T61">В скрині </text:span><text:span text:style-name="T86">8</text:span><text:span text:style-name="T61"> чорних, 1</text:span><text:span text:style-name="T86">2</text:span><text:span text:style-name="T61"> білих, 1</text:span><text:span text:style-name="T86">6</text:span><text:span text:style-name="T61"> червоних, 1</text:span><text:span text:style-name="T64">8</text:span><text:span text:style-name="T61"> зелених куль. Яку найменшу кількість куль треба узяти, щоб серед них </text:span><text:span text:style-name="T67">(обов’язково) </text:span><text:span text:style-name="T61">було 1</text:span><text:span text:style-name="T86">4</text:span><text:span text:style-name="T61"> куль одного кольору?</text:span></text:p>
          <text:p text:style-name="P15"/>
        </text:list-item>
        <text:list-item>
          <text:p text:style-name="P15"><text:span text:style-name="T61">Скільки існує різних способів роздати </text:span><text:span text:style-name="T86">w</text:span><text:span text:style-name="T98">1</text:span><text:span text:style-name="T61"> троянд, </text:span><text:span text:style-name="T86">w</text:span><text:span text:style-name="T97">2</text:span><text:span text:style-name="T61"> гвоздик, </text:span><text:span text:style-name="T86">w</text:span><text:span text:style-name="T98">3</text:span><text:span text:style-name="T61"> волошок </text:span><text:span text:style-name="T86">r</text:span><text:span text:style-name="T61"> дівчатам?</text:span></text:p>
          <text:p text:style-name="P15"/>
        </text:list-item>
        <text:list-item>
          <text:p text:style-name="P21"><text:span text:style-name="T61">Компанiя, </text:span><text:span text:style-name="T68">що</text:span><text:span text:style-name="T61"> складається з 10 подружнiх пар, розбивається на 5 груп по 4 людини для прогулянки на човнах. </text:span>Скiлькома способами можна розбити компанію так, щоб в одному човнi були 2 чоловiкiв та 2 жiнок? </text:p>
          <text:p text:style-name="P15"/>
        </text:list-item>
        <text:list-item>
          <text:p text:style-name="P15">Знайти суму 4-значних чисел, які можна отримати перестановкою цифр 1, 2, 3, 4.</text:p>
          <text:p text:style-name="P15"/>
        </text:list-item>
        <text:list-item>
          <text:p text:style-name="P28">Скільки існує n-значних десяткових чисел,</text:p>
          <text:p text:style-name="P16"><text:s text:c="11"/>(а) усі цифри яких <text:span text:style-name="T158">різні;</text:span></text:p>
          <text:p text:style-name="P16"><text:s text:c="11"/>(б) у яких сусідні цифри різні;</text:p>
          <text:p text:style-name="P16"><text:s text:c="11"/>(в) у запису яких є принаймні одна парна цифра;</text:p>
          <text:p text:style-name="P16"><text:s text:c="11"/>(г) усі цифри яких парні;</text:p>
          <text:p text:style-name="P16"><text:s text:c="11"/>(д) у запису яких немає цифри <text:span text:style-name="T159">4</text:span>;</text:p>
          <text:p text:style-name="P16"><text:s text:c="11"/>(е) які починаються із двох однакових цифр;</text:p>
          <text:p text:style-name="P16"><text:span text:style-name="T103"><text:s text:c="11"/>(</text:span><text:span text:style-name="T104">є) </text:span><text:span text:style-name="T103">у запису яких обов'язково є цифра </text:span><text:span text:style-name="T105">7</text:span><text:span text:style-name="T103">?</text:span></text:p>
          <text:p text:style-name="P16"/>
        </text:list-item>
        <text:list-item>
          <text:p text:style-name="P16"><text:span text:style-name="T62">Визначити, скільки різних натуральних дільників має число </text:span><text:span text:style-name="T69">q =</text:span><text:span text:style-name="T62"> </text:span><text:span text:style-name="T86">3</text:span><text:span text:style-name="T136">3</text:span><text:span text:style-name="T137">7</text:span><text:span text:style-name="T149">1</text:span><text:span text:style-name="T62"> ⋅ </text:span><text:span text:style-name="T63">5</text:span><text:span text:style-name="T138">1</text:span><text:span text:style-name="T140">3</text:span><text:span text:style-name="T62"> ⋅ </text:span><text:span text:style-name="T71">1</text:span><text:span text:style-name="T63">1</text:span><text:span text:style-name="T141">9</text:span><text:span text:style-name="T139">8</text:span><text:span text:style-name="T62">.</text:span></text:p>
          <text:p text:style-name="P16"/>
        </text:list-item>
        <text:list-item>
          <text:p text:style-name="P16"><text:span text:style-name="T62">Скiльки рiзних браслетiв можна скласти з </text:span><text:span text:style-name="T86">7</text:span><text:span text:style-name="T62"> однакових смарагдiв, </text:span><text:span text:style-name="T70">9</text:span><text:span text:style-name="T62"> однакових рубiнiв i </text:span><text:span text:style-name="T86">8</text:span><text:span text:style-name="T62"> однакових сапфирiв. До браслету входять </text:span><text:span text:style-name="T63">у</text:span><text:span text:style-name="T62">сi </text:span><text:span text:style-name="T71">2</text:span><text:span text:style-name="T86">4</text:span><text:span text:style-name="T62"> каменiв.</text:span></text:p>
          <text:p text:style-name="P16"/>
        </text:list-item>
        <text:list-item>
          <text:p text:style-name="P16"><text:span text:style-name="T62">Нехай множина A містить </text:span><text:span text:style-name="T70">v</text:span><text:span text:style-name="T62"> елементів, а множина B – </text:span><text:span text:style-name="T70">r</text:span><text:span text:style-name="T62"> елементів. Визначити кількість: </text:span></text:p>
          <text:p text:style-name="P16"><text:span text:style-name="T62"><text:s text:c="12"/></text:span><text:span text:style-name="T73">(</text:span><text:span text:style-name="T62">а) відповідностей </text:span><text:span text:style-name="T73">(тобто довільних підмножин декартового добутку A × B)</text:span><text:span text:style-name="T62">; </text:span></text:p>
          <text:p text:style-name="P16"><text:span text:style-name="T62"><text:s text:c="7"/>(б) усюди визначених відповідностей </text:span><text:span text:style-name="T73">(у них повний образ C(a) довільного елемента a∈A непорожній)</text:span><text:span text:style-name="T62">; </text:span></text:p>
          <text:p text:style-name="P16"><text:s text:c="12"/>(в) функціональних відповідностей між множинами A та B.</text:p>
          <text:p text:style-name="P16"/>
        </text:list-item>
        <text:list-item>
          <text:p text:style-name="P16"><text:span text:style-name="T62">Нехай множина M містить </text:span><text:span text:style-name="T86">q</text:span><text:span text:style-name="T62"> елементів. Визначити кількість:</text:span></text:p>
          <text:p text:style-name="P16"><text:span text:style-name="T103"><text:s text:c="12"/>(</text:span><text:span text:style-name="T118">а</text:span><text:span text:style-name="T103">) рефлексивних відношень;</text:span></text:p>
          <text:p text:style-name="P16"><text:s text:c="12"/><text:span text:style-name="T152">(</text:span><text:span text:style-name="T155">б</text:span><text:span text:style-name="T152">) антисиметричних відношень на множині M.</text:span></text:p>
          <text:p text:style-name="P16"/>
        </text:list-item>
        <text:list-item>
          <text:p text:style-name="P16"><text:span text:style-name="T62">У групі </text:span><text:span text:style-name="T86">29</text:span><text:span text:style-name="T62"> студентів. Із них 1</text:span><text:span text:style-name="T74">7</text:span><text:span text:style-name="T62"> відвідують семінар А , 1</text:span><text:span text:style-name="T74">3</text:span><text:span text:style-name="T62"> – семінар Б , а </text:span><text:span text:style-name="T74">8</text:span><text:span text:style-name="T62"> студентів не відвідують жодного семінару.</text:span></text:p>
          <text:p text:style-name="P16"><text:s text:c="11"/>(а) Скільки студентів відвідують лише семінар А?</text:p>
          <text:p text:style-name="P16"><text:s text:c="11"/>(б) Скільки студентів відвідують семінари А та Б?</text:p>
          <text:p text:style-name="P16"/>
        </text:list-item>
        <text:list-item>
          <text:p text:style-name="P16"><text:soft-page-break/><text:span text:style-name="T103">Обстеження читацьких смаків студентів показало, що 6</text:span><text:span text:style-name="T105">0</text:span><text:span text:style-name="T103">% студентів читають журнал А , </text:span><text:span text:style-name="T115">4</text:span><text:span text:style-name="T106">5</text:span><text:span text:style-name="T103">% – журнал Б , </text:span><text:span text:style-name="T107">4</text:span><text:span text:style-name="T108">0</text:span><text:span text:style-name="T103">% – журнал В , </text:span><text:span text:style-name="T105">40</text:span><text:span text:style-name="T103">% – журнали А та Б , </text:span><text:span text:style-name="T115">30</text:span><text:span text:style-name="T103">% – журнали Б і В , </text:span><text:span text:style-name="T106">3</text:span><text:span text:style-name="T108">5</text:span><text:span text:style-name="T103">% – журнали А та В , </text:span><text:span text:style-name="T106">10</text:span><text:span text:style-name="T103">% – журнали А, Б і В . Скільки відсотків студентів:</text:span></text:p>
          <text:p text:style-name="P16"><text:span text:style-name="T103"><text:s text:c="11"/>(а) читають </text:span><text:span text:style-name="T110">рівно</text:span><text:span text:style-name="T103"> два журнали;</text:span></text:p>
          <text:p text:style-name="P16"><text:s text:c="11"/>(б) не читають жодного з журналів;</text:p>
          <text:p text:style-name="P16"><text:s text:c="11"/>(в) читають принаймні один журнал;</text:p>
          <text:p text:style-name="P16"><text:s text:c="11"/>(г) читають не менше двох журналів?</text:p>
          <text:p text:style-name="P16"/>
        </text:list-item>
        <text:list-item>
          <text:p text:style-name="P16"><text:span text:style-name="T62">Знайти кількість простих чисел, що не перевищують </text:span><text:span text:style-name="T72">2</text:span><text:span text:style-name="T86">3</text:span><text:span text:style-name="T62">0.</text:span></text:p>
          <text:p text:style-name="P16"/>
        </text:list-item>
        <text:list-item>
          <text:p text:style-name="P26"><text:span text:style-name="T121">Скількома способами можна розмістити на шахівниці розміром </text:span><text:span text:style-name="T122">r</text:span><text:span text:style-name="T121">×</text:span><text:span text:style-name="T122">s</text:span><text:span text:style-name="T121"> </text:span><text:span text:style-name="T123">п’ять</text:span><text:span text:style-name="T121"> різнокольоров</text:span><text:span text:style-name="T123">их</text:span><text:span text:style-name="T121"> тур так, щоб вони не били одна одну?</text:span></text:p>
          <text:p text:style-name="P16"/>
        </text:list-item>
        <text:list-item>
          <text:p text:style-name="P26"><text:span text:style-name="T160">Скількома способами в множині A з </text:span><text:span text:style-name="T150">m</text:span><text:span text:style-name="T160"> елементів можна вибрати дві підмножини, що не перетинаються?</text:span></text:p>
          <text:p text:style-name="P16"/>
        </text:list-item>
        <text:list-item>
          <text:p text:style-name="P16"><text:span text:style-name="T103">На одній прямій дано </text:span><text:span text:style-name="T116">w</text:span><text:span text:style-name="T103"> точок, а на іншій, паралельній першій, – </text:span><text:span text:style-name="T116">s</text:span><text:span text:style-name="T103"> точок. Скільки існує трикутників, вершинами яких є ці точки?</text:span></text:p>
          <text:p text:style-name="P16"/>
        </text:list-item>
        <text:list-item>
          <text:p text:style-name="P16"><text:span text:style-name="T152">Визначити, скількома способами можна вибрати з натуральних чисел від 1 до 100 три натуральні числа так, щоб їх сума ділилася на три</text:span>.</text:p>
          <text:p text:style-name="P16"/>
        </text:list-item>
        <text:list-item>
          <text:p text:style-name="P10"><text:span text:style-name="T121">Скільки є перестановок цифр 0, 1, 2, …, 9, у яких цифра </text:span><text:span text:style-name="T123">4</text:span><text:span text:style-name="T121"> займає </text:span><text:span text:style-name="T123">четверте</text:span><text:span text:style-name="T121"> місце, а цифра </text:span><text:span text:style-name="T123">7</text:span><text:span text:style-name="T121"> – </text:span><text:span text:style-name="T123">сьом</text:span><text:span text:style-name="T124">е</text:span><text:span text:style-name="T121">?</text:span></text:p>
          <text:p text:style-name="P17"/>
        </text:list-item>
        <text:list-item>
          <text:p text:style-name="P17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17"/>
        </text:list-item>
        <text:list-item>
          <text:p text:style-name="P17"><text:span text:style-name="T103">Скількома способами з </text:span><text:span text:style-name="T111">1</text:span><text:span text:style-name="T116">1</text:span><text:span text:style-name="T103"> інженерів </text:span><text:span text:style-name="T105">та</text:span><text:span text:style-name="T103"> </text:span><text:span text:style-name="T112">2</text:span><text:span text:style-name="T116">3</text:span><text:span text:style-name="T103"> робітників можна створити бригаду, яка складалася б із </text:span><text:span text:style-name="T105">3</text:span><text:span text:style-name="T103"> інженерів і </text:span><text:span text:style-name="T116">10</text:span><text:span text:style-name="T103"> робітників?</text:span></text:p>
          <text:p text:style-name="P17"/>
        </text:list-item>
        <text:list-item>
          <text:p text:style-name="P17"><text:span text:style-name="T103">Скількома способами можна вибрати з </text:span><text:span text:style-name="T116">g</text:span><text:span text:style-name="T103"> чоловік групу людей для роботи, якщо група має складатися не менше ніж із </text:span><text:span text:style-name="T116">k</text:span><text:span text:style-name="T103"> чоловік?</text:span></text:p>
          <text:p text:style-name="P17"><text:s/></text:p>
        </text:list-item>
        <text:list-item>
          <text:p text:style-name="P22"><text:span text:style-name="T62">Скількома способами можна переставити літери слова </text:span><text:span text:style-name="T94">палеонтолог</text:span><text:span text:style-name="T62"> так, щоб голосні та приголосні чергувалися?</text:span></text:p>
          <text:p text:style-name="P17"/>
        </text:list-item>
        <text:list-item>
          <text:p text:style-name="P22"><text:span text:style-name="T62">Визначити, скількома способами можна переставити літери слова </text:span><text:span text:style-name="T94">абракадабра</text:span><text:span text:style-name="T62"> так, щоб приголосні йшли за абеткою.</text:span></text:p>
          <text:p text:style-name="P17"><text:span text:style-name="T62"/></text:p>
        </text:list-item>
        <text:list-item>
          <text:p text:style-name="P17">У скількох перестановках літер a, a, a, a, b, b, b, c, c не зустрічається жодне з підслів aaaa, bbb, cc?</text:p>
          <text:p text:style-name="P17"/>
        </text:list-item>
        <text:list-item>
          <text:p text:style-name="P17">У скількох перестановках літер a, a, b, b, c, c жодна літера не збігається з літерою, що стоїть на такому самому місці у слові aabbcc?</text:p>
          <text:p text:style-name="P17"/>
        </text:list-item>
        <text:list-item>
          <text:p text:style-name="P17"><text:soft-page-break/><text:span text:style-name="T62">Знайти n, коли відомо, що у розкладанні (1 + x)</text:span><text:span text:style-name="T142">n</text:span><text:span text:style-name="T62"> коефіцієнти при x</text:span><text:span text:style-name="T137">5</text:span><text:span text:style-name="T62"> та x</text:span><text:span text:style-name="T142">1</text:span><text:span text:style-name="T137">2</text:span><text:span text:style-name="T62"> однакові.</text:span></text:p>
          <text:p text:style-name="P17"><text:span text:style-name="T62"/></text:p>
        </text:list-item>
        <text:list-item>
          <text:p text:style-name="P11"><text:span text:style-name="T95">Розв'язати рівняння відносно натурального k </text:span><text:span text:style-name="T96">(можна скористатись означенням числа комбінацій через факторіал):</text:span></text:p>
          <text:p text:style-name="P23">C(k + 1, k – 1) + C(k, k – 2) = 9k + 10.</text:p>
          <text:p text:style-name="P18"/>
        </text:list-item>
        <text:list-item>
          <text:p text:style-name="P18">Довести тотожність: </text:p>
          <text:p text:style-name="P23"><text:span text:style-name="T62">C</text:span><text:span text:style-name="T77">(</text:span><text:span text:style-name="T62">n, </text:span><text:span text:style-name="T78">k</text:span><text:span text:style-name="T77">)</text:span><text:span text:style-name="T62">C</text:span><text:span text:style-name="T77">(</text:span><text:span text:style-name="T62">m, </text:span><text:span text:style-name="T78">0</text:span><text:span text:style-name="T77">)</text:span><text:span text:style-name="T62"> + C</text:span><text:span text:style-name="T77">(</text:span><text:span text:style-name="T62">n, </text:span><text:span text:style-name="T78">k+</text:span><text:span text:style-name="T77">1)</text:span><text:span text:style-name="T62">C</text:span><text:span text:style-name="T77">(</text:span><text:span text:style-name="T62">m, </text:span><text:span text:style-name="T77">1)</text:span><text:span text:style-name="T62"> + ... + C</text:span><text:span text:style-name="T77">(</text:span><text:span text:style-name="T62">n, </text:span><text:span text:style-name="T78">n</text:span><text:span text:style-name="T77">)</text:span><text:span text:style-name="T62">C</text:span><text:span text:style-name="T77">(</text:span><text:span text:style-name="T62">m, </text:span><text:span text:style-name="T78">n-k</text:span><text:span text:style-name="T77">)</text:span><text:span text:style-name="T62"> = </text:span><text:span text:style-name="T77">C(n+m, </text:span><text:span text:style-name="T78">n-</text:span><text:span text:style-name="T77">k).</text:span></text:p>
          <text:p text:style-name="P18"/>
        </text:list-item>
        <text:list-item>
          <text:p text:style-name="P18"><text:span text:style-name="T62"><text:s/>Обчислити </text:span><text:span text:style-name="T78">суму</text:span><text:span text:style-name="T62">:</text:span></text:p>
          <text:p text:style-name="P23"><text:span text:style-name="T62">C</text:span><text:span text:style-name="T77">(</text:span><text:span text:style-name="T62">n, 1</text:span><text:span text:style-name="T77">)</text:span><text:span text:style-name="T144">2 </text:span><text:span text:style-name="T62">+ 2C</text:span><text:span text:style-name="T77">(</text:span><text:span text:style-name="T62">n, </text:span><text:span text:style-name="T79">2</text:span><text:span text:style-name="T77">)</text:span><text:span text:style-name="T144">2 </text:span><text:span text:style-name="T62">+ 3C</text:span><text:span text:style-name="T77">(</text:span><text:span text:style-name="T62">n, </text:span><text:span text:style-name="T79">3</text:span><text:span text:style-name="T77">)</text:span><text:span text:style-name="T144">2 </text:span><text:span text:style-name="T62">+ ... + nC</text:span><text:span text:style-name="T77">(</text:span><text:span text:style-name="T62">n, </text:span><text:span text:style-name="T79">n</text:span><text:span text:style-name="T77">)</text:span><text:span text:style-name="T144">2</text:span><text:span text:style-name="T79">.</text:span></text:p>
          <text:p text:style-name="P18"/>
        </text:list-item>
        <text:list-item>
          <text:p text:style-name="P18">Користуючись поліномною теоремою, обчислити </text:p>
          <text:p text:style-name="P23"><text:span text:style-name="T76">(</text:span><text:span text:style-name="T81">2</text:span><text:span text:style-name="T76">x + </text:span><text:span text:style-name="T81">4</text:span><text:span text:style-name="T76">y + z)</text:span><text:span text:style-name="T143">3</text:span><text:span text:style-name="T76">.</text:span></text:p>
          <text:p text:style-name="P18"/>
        </text:list-item>
        <text:list-item>
          <text:p text:style-name="P18"><text:span text:style-name="T113">Знайти коефіцієнт при x</text:span><text:span text:style-name="T129">k</text:span><text:span text:style-name="T113"> у розкладі полінома:</text:span></text:p>
          <text:p text:style-name="P23"><text:span text:style-name="T76">(1 + </text:span><text:span text:style-name="T82">3</text:span><text:span text:style-name="T76">x</text:span><text:span text:style-name="T146">2</text:span><text:span text:style-name="T76"> - x</text:span><text:span text:style-name="T146">3</text:span><text:span text:style-name="T76">)</text:span><text:span text:style-name="T147">9</text:span><text:span text:style-name="T76">, k = </text:span><text:span text:style-name="T83">8</text:span><text:span text:style-name="T76">.</text:span></text:p>
          <text:p text:style-name="P19"><text:span text:style-name="T1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arial" svg:font-family="arial, sans-serif"/>
    <style:font-face style:name="Times New Roman2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font-size-asian="10.5pt" style:font-size-complex="12pt"/>
    </style:style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21:20:00.072451936</dc:date>
    <meta:editing-cycles>59</meta:editing-cycles>
    <meta:editing-duration>PT15H33M5S</meta:editing-duration>
    <meta:generator>LibreOffice/6.4.7.2$Linux_X86_64 LibreOffice_project/40$Build-2</meta:generator>
    <meta:document-statistic meta:table-count="0" meta:image-count="0" meta:object-count="0" meta:page-count="4" meta:paragraph-count="76" meta:word-count="1093" meta:character-count="6637" meta:non-whitespace-character-count="5437"/>
  </office:meta>
</office:document-meta>
</file>